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b7b3ca" fo:border="0.74pt solid #000000"/>
    </style:style>
    <style:style style:name="ce5" style:family="table-cell" style:parent-style-name="Default" style:data-style-name="N103">
      <style:table-cell-properties fo:border="0.74pt solid #000000"/>
    </style:style>
    <style:style style:name="ce6" style:family="table-cell" style:parent-style-name="Default" style:data-style-name="N10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3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row table:style-name="ro1"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sueldo diario </text:p>
          </table:table-cell>
          <table:table-cell table:style-name="ce3" office:value-type="string" calcext:value-type="string">
            <text:p>bono diario </text:p>
          </table:table-cell>
          <table:table-cell table:style-name="ce3" office:value-type="string" calcext:value-type="string">
            <text:p>días trabajados</text:p>
          </table:table-cell>
          <table:table-cell table:style-name="ce3" office:value-type="string" calcext:value-type="string">
            <text:p>sueldo bruto</text:p>
          </table:table-cell>
          <table:table-cell table:style-name="ce3" office:value-type="string" calcext:value-type="string">
            <text:p>retenciones</text:p>
          </table:table-cell>
          <table:table-cell table:style-name="ce3" office:value-type="string" calcext:value-type="string">
            <text:p>neto a pagar</text:p>
          </table:table-cell>
        </table:table-row>
        <table:table-row table:style-name="ro1">
          <table:table-cell office:value-type="string" calcext:value-type="string">
            <text:p>Luis Gómez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12000" calcext:value-type="currency">
            <text:p>$12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2]+[.C2])*[.D2]" office:value-type="currency" office:currency="COP" office:value="1380000" calcext:value-type="currency">
            <text:p>$1.380.000</text:p>
          </table:table-cell>
          <table:table-cell table:formula="of:=[.E2]*0.1" office:value-type="currency" office:currency="COP" office:value="138000" calcext:value-type="currency">
            <text:p>$138.000</text:p>
          </table:table-cell>
          <table:table-cell table:formula="of:=[.E2]-[.F2]" office:value-type="currency" office:currency="COP" office:value="1242000" calcext:value-type="currency">
            <text:p>$1.242.000</text:p>
          </table:table-cell>
        </table:table-row>
        <table:table-row table:style-name="ro1">
          <table:table-cell office:value-type="string" calcext:value-type="string">
            <text:p>Jose Alfonso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50000" calcext:value-type="currency">
            <text:p>$50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3]+[.C3])*[.D3]" office:value-type="currency" office:currency="COP" office:value="1950000" calcext:value-type="currency">
            <text:p>$1.950.000</text:p>
          </table:table-cell>
          <table:table-cell table:formula="of:=[.E3]*0.1" office:value-type="currency" office:currency="COP" office:value="195000" calcext:value-type="currency">
            <text:p>$195.000</text:p>
          </table:table-cell>
          <table:table-cell table:formula="of:=[.E3]-[.F3]" office:value-type="currency" office:currency="COP" office:value="1755000" calcext:value-type="currency">
            <text:p>$1.755.000</text:p>
          </table:table-cell>
        </table:table-row>
        <table:table-row table:style-name="ro1">
          <table:table-cell office:value-type="string" calcext:value-type="string">
            <text:p>el murdo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20000" calcext:value-type="currency">
            <text:p>$20.000</text:p>
          </table:table-cell>
          <table:table-cell office:value-type="currency" office:currency="COP" office:value="17" calcext:value-type="currency">
            <text:p>$17</text:p>
          </table:table-cell>
          <table:table-cell table:formula="of:=([.B4]+[.C4])*[.D4]" office:value-type="currency" office:currency="COP" office:value="1700000" calcext:value-type="currency">
            <text:p>$1.700.000</text:p>
          </table:table-cell>
          <table:table-cell table:formula="of:=[.E4]*0.1" office:value-type="currency" office:currency="COP" office:value="170000" calcext:value-type="currency">
            <text:p>$170.000</text:p>
          </table:table-cell>
          <table:table-cell table:formula="of:=[.E4]-[.F4]" office:value-type="currency" office:currency="COP" office:value="1530000" calcext:value-type="currency">
            <text:p>$1.530.000</text:p>
          </table:table-cell>
        </table:table-row>
        <table:table-row table:style-name="ro1">
          <table:table-cell office:value-type="string" calcext:value-type="string">
            <text:p>Mate Cossio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12000" calcext:value-type="currency">
            <text:p>$12.000</text:p>
          </table:table-cell>
          <table:table-cell office:value-type="currency" office:currency="COP" office:value="12" calcext:value-type="currency">
            <text:p>$12</text:p>
          </table:table-cell>
          <table:table-cell table:formula="of:=([.B5]+[.C5])*[.D5]" office:value-type="currency" office:currency="COP" office:value="1104000" calcext:value-type="currency">
            <text:p>$1.104.000</text:p>
          </table:table-cell>
          <table:table-cell table:formula="of:=[.E5]*0.1" office:value-type="currency" office:currency="COP" office:value="110400" calcext:value-type="currency">
            <text:p>$110.400</text:p>
          </table:table-cell>
          <table:table-cell table:formula="of:=[.E5]-[.F5]" office:value-type="currency" office:currency="COP" office:value="993600" calcext:value-type="currency">
            <text:p>$993.600</text:p>
          </table:table-cell>
        </table:table-row>
        <table:table-row table:style-name="ro1">
          <table:table-cell office:value-type="string" calcext:value-type="string">
            <text:p>Jhon Jairo </text:p>
          </table:table-cell>
          <table:table-cell office:value-type="currency" office:currency="COP" office:value="100000" calcext:value-type="currency">
            <text:p>$100.000</text:p>
          </table:table-cell>
          <table:table-cell office:value-type="currency" office:currency="COP" office:value="30000" calcext:value-type="currency">
            <text:p>$30.000</text:p>
          </table:table-cell>
          <table:table-cell office:value-type="currency" office:currency="COP" office:value="14" calcext:value-type="currency">
            <text:p>$14</text:p>
          </table:table-cell>
          <table:table-cell table:formula="of:=([.B6]+[.C6])*[.D6]" office:value-type="currency" office:currency="COP" office:value="1820000" calcext:value-type="currency">
            <text:p>$1.820.000</text:p>
          </table:table-cell>
          <table:table-cell table:formula="of:=[.E6]*0.1" office:value-type="currency" office:currency="COP" office:value="182000" calcext:value-type="currency">
            <text:p>$182.000</text:p>
          </table:table-cell>
          <table:table-cell table:formula="of:=[.E6]-[.F6]" office:value-type="currency" office:currency="COP" office:value="1638000" calcext:value-type="currency">
            <text:p>$1.638.000</text:p>
          </table:table-cell>
        </table:table-row>
        <table:table-row table:style-name="ro1">
          <table:table-cell office:value-type="string" calcext:value-type="string">
            <text:p>Erlenis Cossio</text:p>
          </table:table-cell>
          <table:table-cell office:value-type="currency" office:currency="COP" office:value="120000" calcext:value-type="currency">
            <text:p>$120.000</text:p>
          </table:table-cell>
          <table:table-cell office:value-type="currency" office:currency="COP" office:value="40000" calcext:value-type="currency">
            <text:p>$40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7]+[.C7])*[.D7]" office:value-type="currency" office:currency="COP" office:value="2400000" calcext:value-type="currency">
            <text:p>$2.400.000</text:p>
          </table:table-cell>
          <table:table-cell table:formula="of:=[.E7]*0.1" office:value-type="currency" office:currency="COP" office:value="240000" calcext:value-type="currency">
            <text:p>$240.000</text:p>
          </table:table-cell>
          <table:table-cell table:formula="of:=[.E7]-[.F7]" office:value-type="currency" office:currency="COP" office:value="2160000" calcext:value-type="currency">
            <text:p>$2.160.000</text:p>
          </table:table-cell>
        </table:table-row>
        <table:table-row table:style-name="ro1">
          <table:table-cell office:value-type="string" calcext:value-type="string">
            <text:p>Maria Jose </text:p>
          </table:table-cell>
          <table:table-cell office:value-type="currency" office:currency="COP" office:value="90000" calcext:value-type="currency">
            <text:p>$90.000</text:p>
          </table:table-cell>
          <table:table-cell office:value-type="currency" office:currency="COP" office:value="50000" calcext:value-type="currency">
            <text:p>$50.000</text:p>
          </table:table-cell>
          <table:table-cell office:value-type="currency" office:currency="COP" office:value="17" calcext:value-type="currency">
            <text:p>$17</text:p>
          </table:table-cell>
          <table:table-cell table:formula="of:=([.B8]+[.C8])*[.D8]" office:value-type="currency" office:currency="COP" office:value="2380000" calcext:value-type="currency">
            <text:p>$2.380.000</text:p>
          </table:table-cell>
          <table:table-cell table:formula="of:=[.E8]*0.1" office:value-type="currency" office:currency="COP" office:value="238000" calcext:value-type="currency">
            <text:p>$238.000</text:p>
          </table:table-cell>
          <table:table-cell table:formula="of:=[.E8]-[.F8]" office:value-type="currency" office:currency="COP" office:value="2142000" calcext:value-type="currency">
            <text:p>$2.142.000</text:p>
          </table:table-cell>
        </table:table-row>
        <table:table-row table:style-name="ro1">
          <table:table-cell office:value-type="string" calcext:value-type="string">
            <text:p>Carlitos 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10000" calcext:value-type="currency">
            <text:p>$10.000</text:p>
          </table:table-cell>
          <table:table-cell office:value-type="currency" office:currency="COP" office:value="13" calcext:value-type="currency">
            <text:p>$13</text:p>
          </table:table-cell>
          <table:table-cell table:formula="of:=([.B9]+[.C9])*[.D9]" office:value-type="currency" office:currency="COP" office:value="1170000" calcext:value-type="currency">
            <text:p>$1.170.000</text:p>
          </table:table-cell>
          <table:table-cell table:formula="of:=[.E9]*0.1" office:value-type="currency" office:currency="COP" office:value="117000" calcext:value-type="currency">
            <text:p>$117.000</text:p>
          </table:table-cell>
          <table:table-cell table:formula="of:=[.E9]-[.F9]" office:value-type="currency" office:currency="COP" office:value="1053000" calcext:value-type="currency">
            <text:p>$1.053.000</text:p>
          </table:table-cell>
        </table:table-row>
        <table:table-row table:style-name="ro1">
          <table:table-cell office:value-type="string" calcext:value-type="string">
            <text:p>Joseph Jaramillo</text:p>
          </table:table-cell>
          <table:table-cell office:value-type="currency" office:currency="COP" office:value="120000" calcext:value-type="currency">
            <text:p>$120.000</text:p>
          </table:table-cell>
          <table:table-cell office:value-type="currency" office:currency="COP" office:value="15000" calcext:value-type="currency">
            <text:p>$15.000</text:p>
          </table:table-cell>
          <table:table-cell office:value-type="currency" office:currency="COP" office:value="12" calcext:value-type="currency">
            <text:p>$12</text:p>
          </table:table-cell>
          <table:table-cell table:formula="of:=([.B10]+[.C10])*[.D10]" office:value-type="currency" office:currency="COP" office:value="1620000" calcext:value-type="currency">
            <text:p>$1.620.000</text:p>
          </table:table-cell>
          <table:table-cell table:formula="of:=[.E10]*0.1" office:value-type="currency" office:currency="COP" office:value="162000" calcext:value-type="currency">
            <text:p>$162.000</text:p>
          </table:table-cell>
          <table:table-cell table:formula="of:=[.E10]-[.F10]" office:value-type="currency" office:currency="COP" office:value="1458000" calcext:value-type="currency">
            <text:p>$1.458.000</text:p>
          </table:table-cell>
        </table:table-row>
        <table:table-row table:style-name="ro1">
          <table:table-cell office:value-type="string" calcext:value-type="string">
            <text:p>juan forro</text:p>
          </table:table-cell>
          <table:table-cell office:value-type="currency" office:currency="COP" office:value="100000" calcext:value-type="currency">
            <text:p>$100.000</text:p>
          </table:table-cell>
          <table:table-cell office:value-type="currency" office:currency="COP" office:value="30000" calcext:value-type="currency">
            <text:p>$30.000</text:p>
          </table:table-cell>
          <table:table-cell office:value-type="currency" office:currency="COP" office:value="12" calcext:value-type="currency">
            <text:p>$12</text:p>
          </table:table-cell>
          <table:table-cell table:formula="of:=([.B11]+[.C11])*[.D11]" office:value-type="currency" office:currency="COP" office:value="1560000" calcext:value-type="currency">
            <text:p>$1.560.000</text:p>
          </table:table-cell>
          <table:table-cell table:formula="of:=[.E11]*0.1" office:value-type="currency" office:currency="COP" office:value="156000" calcext:value-type="currency">
            <text:p>$156.000</text:p>
          </table:table-cell>
          <table:table-cell table:formula="of:=[.E11]-[.F11]" office:value-type="currency" office:currency="COP" office:value="1404000" calcext:value-type="currency">
            <text:p>$1.404.000</text:p>
          </table:table-cell>
        </table:table-row>
        <table:table-row table:style-name="ro1">
          <table:table-cell office:value-type="string" calcext:value-type="string">
            <text:p>Jacobo vergas</text:p>
          </table:table-cell>
          <table:table-cell office:value-type="currency" office:currency="COP" office:value="120000" calcext:value-type="currency">
            <text:p>$120.000</text:p>
          </table:table-cell>
          <table:table-cell office:value-type="currency" office:currency="COP" office:value="19000" calcext:value-type="currency">
            <text:p>$19.000</text:p>
          </table:table-cell>
          <table:table-cell office:value-type="currency" office:currency="COP" office:value="18" calcext:value-type="currency">
            <text:p>$18</text:p>
          </table:table-cell>
          <table:table-cell table:formula="of:=([.B12]+[.C12])*[.D12]" office:value-type="currency" office:currency="COP" office:value="2502000" calcext:value-type="currency">
            <text:p>$2.502.000</text:p>
          </table:table-cell>
          <table:table-cell table:formula="of:=[.E12]*0.1" office:value-type="currency" office:currency="COP" office:value="250200" calcext:value-type="currency">
            <text:p>$250.200</text:p>
          </table:table-cell>
          <table:table-cell table:formula="of:=[.E12]-[.F12]" office:value-type="currency" office:currency="COP" office:value="2251800" calcext:value-type="currency">
            <text:p>$2.251.800</text:p>
          </table:table-cell>
        </table:table-row>
        <table:table-row table:style-name="ro1">
          <table:table-cell office:value-type="string" calcext:value-type="string">
            <text:p>Esteban Londoño dj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17000" calcext:value-type="currency">
            <text:p>$17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13]+[.C13])*[.D13]" office:value-type="currency" office:currency="COP" office:value="1455000" calcext:value-type="currency">
            <text:p>$1.455.000</text:p>
          </table:table-cell>
          <table:table-cell table:formula="of:=[.E13]*0.1" office:value-type="currency" office:currency="COP" office:value="145500" calcext:value-type="currency">
            <text:p>$145.500</text:p>
          </table:table-cell>
          <table:table-cell table:formula="of:=[.E13]-[.F13]" office:value-type="currency" office:currency="COP" office:value="1309500" calcext:value-type="currency">
            <text:p>$1.309.500</text:p>
          </table:table-cell>
        </table:table-row>
        <table:table-row table:style-name="ro1">
          <table:table-cell office:value-type="string" calcext:value-type="string">
            <text:p>Thobias Orrego </text:p>
          </table:table-cell>
          <table:table-cell office:value-type="currency" office:currency="COP" office:value="80000" calcext:value-type="currency">
            <text:p>$80.000</text:p>
          </table:table-cell>
          <table:table-cell office:value-type="currency" office:currency="COP" office:value="18000" calcext:value-type="currency">
            <text:p>$18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14]+[.C14])*[.D14]" office:value-type="currency" office:currency="COP" office:value="1470000" calcext:value-type="currency">
            <text:p>$1.470.000</text:p>
          </table:table-cell>
          <table:table-cell table:formula="of:=[.E14]*0.1" office:value-type="currency" office:currency="COP" office:value="147000" calcext:value-type="currency">
            <text:p>$147.000</text:p>
          </table:table-cell>
          <table:table-cell table:formula="of:=[.E14]-[.F14]" office:value-type="currency" office:currency="COP" office:value="1323000" calcext:value-type="currency">
            <text:p>$1.323.000</text:p>
          </table:table-cell>
        </table:table-row>
        <table:table-row table:style-name="ro1">
          <table:table-cell office:value-type="string" calcext:value-type="string">
            <text:p>Brayan Musirry</text:p>
          </table:table-cell>
          <table:table-cell office:value-type="currency" office:currency="COP" office:value="90000" calcext:value-type="currency">
            <text:p>$90.000</text:p>
          </table:table-cell>
          <table:table-cell office:value-type="currency" office:currency="COP" office:value="70000" calcext:value-type="currency">
            <text:p>$70.000</text:p>
          </table:table-cell>
          <table:table-cell office:value-type="currency" office:currency="COP" office:value="13" calcext:value-type="currency">
            <text:p>$13</text:p>
          </table:table-cell>
          <table:table-cell table:formula="of:=([.B15]+[.C15])*[.D15]" office:value-type="currency" office:currency="COP" office:value="2080000" calcext:value-type="currency">
            <text:p>$2.080.000</text:p>
          </table:table-cell>
          <table:table-cell table:formula="of:=[.E15]*0.1" office:value-type="currency" office:currency="COP" office:value="208000" calcext:value-type="currency">
            <text:p>$208.000</text:p>
          </table:table-cell>
          <table:table-cell table:formula="of:=[.E15]-[.F15]" office:value-type="currency" office:currency="COP" office:value="1872000" calcext:value-type="currency">
            <text:p>$1.872.000</text:p>
          </table:table-cell>
        </table:table-row>
        <table:table-row table:style-name="ro1">
          <table:table-cell office:value-type="string" calcext:value-type="string">
            <text:p>Melvin Gómez</text:p>
          </table:table-cell>
          <table:table-cell office:value-type="currency" office:currency="COP" office:value="170000" calcext:value-type="currency">
            <text:p>$170.000</text:p>
          </table:table-cell>
          <table:table-cell office:value-type="currency" office:currency="COP" office:value="9000" calcext:value-type="currency">
            <text:p>$9.000</text:p>
          </table:table-cell>
          <table:table-cell office:value-type="currency" office:currency="COP" office:value="10" calcext:value-type="currency">
            <text:p>$10</text:p>
          </table:table-cell>
          <table:table-cell table:formula="of:=([.B16]+[.C16])*[.D16]" office:value-type="currency" office:currency="COP" office:value="1790000" calcext:value-type="currency">
            <text:p>$1.790.000</text:p>
          </table:table-cell>
          <table:table-cell table:formula="of:=[.E16]*0.1" office:value-type="currency" office:currency="COP" office:value="179000" calcext:value-type="currency">
            <text:p>$179.000</text:p>
          </table:table-cell>
          <table:table-cell table:formula="of:=[.E16]-[.F16]" office:value-type="currency" office:currency="COP" office:value="1611000" calcext:value-type="currency">
            <text:p>$1.611.000</text:p>
          </table:table-cell>
        </table:table-row>
        <table:table-row table:style-name="ro1">
          <table:table-cell office:value-type="string" calcext:value-type="string">
            <text:p>Yobuk Crespo</text:p>
          </table:table-cell>
          <table:table-cell office:value-type="currency" office:currency="COP" office:value="130000" calcext:value-type="currency">
            <text:p>$130.000</text:p>
          </table:table-cell>
          <table:table-cell office:value-type="currency" office:currency="COP" office:value="15000" calcext:value-type="currency">
            <text:p>$15.000</text:p>
          </table:table-cell>
          <table:table-cell office:value-type="currency" office:currency="COP" office:value="12" calcext:value-type="currency">
            <text:p>$12</text:p>
          </table:table-cell>
          <table:table-cell table:formula="of:=([.B17]+[.C17])*[.D17]" office:value-type="currency" office:currency="COP" office:value="1740000" calcext:value-type="currency">
            <text:p>$1.740.000</text:p>
          </table:table-cell>
          <table:table-cell table:formula="of:=[.E17]*0.1" office:value-type="currency" office:currency="COP" office:value="174000" calcext:value-type="currency">
            <text:p>$174.000</text:p>
          </table:table-cell>
          <table:table-cell table:formula="of:=[.E17]-[.F17]" office:value-type="currency" office:currency="COP" office:value="1566000" calcext:value-type="currency">
            <text:p>$1.566.000</text:p>
          </table:table-cell>
        </table:table-row>
        <table:table-row table:style-name="ro1">
          <table:table-cell office:value-type="string" calcext:value-type="string">
            <text:p>Abraham López</text:p>
          </table:table-cell>
          <table:table-cell office:value-type="currency" office:currency="COP" office:value="90000" calcext:value-type="currency">
            <text:p>$90.000</text:p>
          </table:table-cell>
          <table:table-cell office:value-type="currency" office:currency="COP" office:value="30000" calcext:value-type="currency">
            <text:p>$30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18]+[.C18])*[.D18]" office:value-type="currency" office:currency="COP" office:value="1800000" calcext:value-type="currency">
            <text:p>$1.800.000</text:p>
          </table:table-cell>
          <table:table-cell table:formula="of:=[.E18]*0.1" office:value-type="currency" office:currency="COP" office:value="180000" calcext:value-type="currency">
            <text:p>$180.000</text:p>
          </table:table-cell>
          <table:table-cell table:formula="of:=[.E18]-[.F18]" office:value-type="currency" office:currency="COP" office:value="1620000" calcext:value-type="currency">
            <text:p>$1.620.000</text:p>
          </table:table-cell>
        </table:table-row>
        <table:table-row table:style-name="ro1">
          <table:table-cell office:value-type="string" calcext:value-type="string">
            <text:p>pedro luis </text:p>
          </table:table-cell>
          <table:table-cell office:value-type="currency" office:currency="COP" office:value="120000" calcext:value-type="currency">
            <text:p>$120.000</text:p>
          </table:table-cell>
          <table:table-cell office:value-type="currency" office:currency="COP" office:value="12000" calcext:value-type="currency">
            <text:p>$12.000</text:p>
          </table:table-cell>
          <table:table-cell office:value-type="currency" office:currency="COP" office:value="15" calcext:value-type="currency">
            <text:p>$15</text:p>
          </table:table-cell>
          <table:table-cell table:formula="of:=([.B19]+[.C19])*[.D19]" office:value-type="currency" office:currency="COP" office:value="1980000" calcext:value-type="currency">
            <text:p>$1.980.000</text:p>
          </table:table-cell>
          <table:table-cell table:formula="of:=[.E19]*0.1" office:value-type="currency" office:currency="COP" office:value="198000" calcext:value-type="currency">
            <text:p>$198.000</text:p>
          </table:table-cell>
          <table:table-cell table:formula="of:=[.E19]-[.F19]" office:value-type="currency" office:currency="COP" office:value="1782000" calcext:value-type="currency">
            <text:p>$1.782.000</text:p>
          </table:table-cell>
        </table:table-row>
        <table:table-row table:style-name="ro1">
          <table:table-cell office:value-type="string" calcext:value-type="string">
            <text:p>Luis Diaz</text:p>
          </table:table-cell>
          <table:table-cell office:value-type="currency" office:currency="COP" office:value="170000" calcext:value-type="currency">
            <text:p>$170.000</text:p>
          </table:table-cell>
          <table:table-cell office:value-type="currency" office:currency="COP" office:value="70000" calcext:value-type="currency">
            <text:p>$70.000</text:p>
          </table:table-cell>
          <table:table-cell office:value-type="currency" office:currency="COP" office:value="20" calcext:value-type="currency">
            <text:p>$20</text:p>
          </table:table-cell>
          <table:table-cell table:formula="of:=([.B20]+[.C20])*[.D20]" office:value-type="currency" office:currency="COP" office:value="4800000" calcext:value-type="currency">
            <text:p>$4.800.000</text:p>
          </table:table-cell>
          <table:table-cell table:formula="of:=[.E20]*0.1" office:value-type="currency" office:currency="COP" office:value="480000" calcext:value-type="currency">
            <text:p>$480.000</text:p>
          </table:table-cell>
          <table:table-cell table:formula="of:=[.E20]-[.F20]" office:value-type="currency" office:currency="COP" office:value="4320000" calcext:value-type="currency">
            <text:p>$4.320.000</text:p>
          </table:table-cell>
        </table:table-row>
        <table:table-row table:style-name="ro1">
          <table:table-cell office:value-type="string" calcext:value-type="string">
            <text:p>James Rodríguez</text:p>
          </table:table-cell>
          <table:table-cell office:value-type="currency" office:currency="COP" office:value="150000" calcext:value-type="currency">
            <text:p>$150.000</text:p>
          </table:table-cell>
          <table:table-cell office:value-type="currency" office:currency="COP" office:value="20000" calcext:value-type="currency">
            <text:p>$20.000</text:p>
          </table:table-cell>
          <table:table-cell office:value-type="currency" office:currency="COP" office:value="12" calcext:value-type="currency">
            <text:p>$12</text:p>
          </table:table-cell>
          <table:table-cell table:formula="of:=([.B21]+[.C21])*[.D21]" office:value-type="currency" office:currency="COP" office:value="2040000" calcext:value-type="currency">
            <text:p>$2.040.000</text:p>
          </table:table-cell>
          <table:table-cell table:formula="of:=[.E21]*0.1" office:value-type="currency" office:currency="COP" office:value="204000" calcext:value-type="currency">
            <text:p>$204.000</text:p>
          </table:table-cell>
          <table:table-cell table:formula="of:=[.E21]-[.F21]" office:value-type="currency" office:currency="COP" office:value="1836000" calcext:value-type="currency">
            <text:p>$1.836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2:27:40.593382158</meta:creation-date>
    <dc:date>2026-02-12T13:57:57.678536849</dc:date>
    <meta:editing-duration>PT11M57S</meta:editing-duration>
    <meta:editing-cycles>2</meta:editing-cycles>
    <meta:generator>LibreOffice/7.3.7.2$Linux_X86_64 LibreOffice_project/30$Build-2</meta:generator>
    <meta:document-statistic meta:table-count="1" meta:cell-count="147" meta:object-count="0"/>
  </office:meta>
</office:document-meta>
</file>